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4644" officeooo:paragraph-rsid="000846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a Itu Yii</text:p>
      <text:p text:style-name="P1"></text:p>
      <text:p text:style-name="P1">Yii adalah kerangka kerja PHP berkinerja tinggi, berbasis komponen yang digunakan untuk mengembangkan aplikasi web modern dengan cepat. Nama Yii (diucapkan Yee atau [ji:]) yang berarti "sederhana dan berevolusi" dalam bahasa Cina. Hal ini dapat juga dianggap sebagai singkatan Yes It Is (Ya, Itu Dia)!</text:p>
      <text:p text:style-name="P1">Yii Terbaik untuk Apa?</text:p>
      <text:p text:style-name="P1"></text:p>
      <text:p text:style-name="P1">Yii adalah kerangka kerja pemrograman web umum, yang berarti bahwa hal itu dapat digunakan untuk mengembangkan semua jenis aplikasi Web yang menggunakan PHP. Karena arsitektur berbasis komponen dan dukungan caching yang canggih, Yii sangat cocok untuk mengembangkan aplikasi skala besar seperti portal, forum, sistem manajemen konten (CMS), proyek e-commerce, layanan web REST, dan sebagainya.</text:p>
      <text:p text:style-name="P1">Bagaimana jika Yii Dibandingkan dengan Frameworks lain?</text:p>
      <text:p text:style-name="P1"></text:p>
      <text:p text:style-name="P1">Jika Anda sudah akrab dengan framework lain, Anda mungkin menghargai pengetahuan bagaimana Yii dibandingkan:</text:p>
      <text:p text:style-name="P1"></text:p>
      <text:p text:style-name="P1"><text:s text:c="4"/>Seperti kebanyakan PHP framework, Yii mengimplementasikan pola arsitektur MVC (Model-View-Controller) dan mempromosikan kode organisasi berdasarkan pola itu.</text:p>
      <text:p text:style-name="P1"><text:s text:c="4"/>Yii mengambil filosofi bahwa kode harus ditulis dengan cara sederhana namun elegan. Yii tidak akan pernah mencoba untuk mendesain berlebihan terutama untuk mengikuti beberapa pola desain secara ketat.</text:p>
      <text:p text:style-name="P1"><text:s text:c="4"/>Yii adalah framework penuh yang menyediakan banyak fitur teruji dan siap pakai seperti: query builder dan ActiveRecord baik untuk relasional maupun NoSQL database; dukungan pengembangan API REST; dukungan caching banyak lapis dan masih banyak lagi.</text:p>
      <text:p text:style-name="P1"><text:s text:c="4"/>Yii sangat extensible. Anda dapat menyesuaikan atau mengganti hampir setiap bagian dari kode inti Yii. Anda juga bisa mengambil keuntungan dari arsitektur ekstensi Yii yang solid untuk menggunakan atau mengembangkan ekstensi untuk disebarkan kembali.</text:p>
      <text:p text:style-name="P1"><text:s text:c="4"/>Kinerja tinggi selalu menjadi tujuan utama dari Yii.</text:p>
      <text:p text:style-name="P1"></text:p>
      <text:p text:style-name="P1">Yii tidak dikerjakan oleh satu orang, Yii didukung oleh tim pengembang inti yang kuat, serta komunitas besar profesional yang terus memberikan kontribusi bagi pengembangan Yii. Tim pengembang Yii terus mengamati perkembangan tren terbaru Web, pada penerapan terbaik serta fitur yang ditemukan dalam framework dan proyek lain. Penerapan terbaik yang paling relevan dan fitur yang ditemukan di tempat lain secara teratur dimasukkan ke dalam kerangka inti dan menampakkannya melalui antarmuka yang sederhana dan elegan.</text:p>
      <text:p text:style-name="P1">Versi Yii</text:p>
      <text:p text:style-name="P1"></text:p>
      <text:p text:style-name="P1">Yii saat ini memiliki dua versi utama yang tersedia: 1.1 dan 2.0. Versi 1.1 adalah generasi lama dan sekarang dalam mode pemeliharaan. Versi 2.0 adalah penulisan ulang lengkap dari Yii, mengadopsi teknologi dan protokol terbaru, termasuk composer, PSR, namespace, trait, dan sebagainya. Versi 2.0 merupakan generasi framework yang sekarang dan terus menerima upaya pengembangan selama beberapa tahun ke depan. Panduan ini terutama tentang versi 2.0.</text:p>
      <text:p text:style-name="P1">Persyaratan dan Prasyarat</text:p>
      <text:p text:style-name="P1"></text:p>
      <text:p text:style-name="P1">Yii 2.0 memerlukan PHP 5.4.0 atau versi lebih tinggi. Anda dapat menemukan persyaratan yang lebih rinci untuk setiap fitur dengan menjalankan pengecek persyaratan yang diikutsertakan dalam setiap rilis Yii.</text:p>
      <text:p text:style-name="P1"><text:soft-page-break/></text:p>
      <text:p text:style-name="P1">Menggunakan Yii memerlukan pengetahuan dasar tentang pemrograman berorientasi objek (OOP), mengingat Yii adalah framework berbasis OOP murni. Yii 2.0 juga memanfaatkan fitur terbaru dari PHP, seperti namespace dan traits. Memahami konsep-konsep ini akan membantu Anda lebih mudah memahami Yii 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02:53:58.472212727</meta:creation-date>
    <dc:date>2019-04-22T02:54:35.315286428</dc:date>
    <meta:editing-duration>P0D</meta:editing-duration>
    <meta:editing-cycles>1</meta:editing-cycles>
    <meta:document-statistic meta:table-count="0" meta:image-count="0" meta:object-count="0" meta:page-count="2" meta:paragraph-count="25" meta:word-count="461" meta:character-count="3343" meta:non-whitespace-character-count="2855"/>
    <meta:generator>LibreOffice/4.2.3.3$Linux_x86 LibreOffice_project/420m0$Build-3</meta:generator>
  </office:meta>
</office:document-meta>
</file>